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roop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/>
          <table:table-cell office:value-type="string" calcext:value-type="string">
            <text:p>(=con-moy)²</text:p>
          </table:table-cell>
          <table:table-cell office:value-type="string" calcext:value-type="string">
            <text:p>(=inc-moy)²</text:p>
          </table:table-cell>
          <table:table-cell table:number-columns-repeated="4"/>
          <table:table-cell office:value-type="string" calcext:value-type="string">
            <text:p>(con-inc)</text:p>
          </table:table-cell>
          <table:table-cell office:value-type="string" calcext:value-type="string">
            <text:p>(E-moy)²</text:p>
          </table:table-cell>
        </table:table-row>
        <table:table-row table:style-name="ro1">
          <table:table-cell/>
          <table:table-cell office:value-type="float" office:value="12.079" calcext:value-type="float">
            <text:p>12,079</text:p>
          </table:table-cell>
          <table:table-cell office:value-type="float" office:value="19.278" calcext:value-type="float">
            <text:p>19,278</text:p>
          </table:table-cell>
          <table:table-cell/>
          <table:table-cell table:formula="of:=([.B2]-[.B$27])^2" office:value-type="float" office:value="3.889277015625" calcext:value-type="float">
            <text:p>3,8892770156</text:p>
          </table:table-cell>
          <table:table-cell table:formula="of:=([.C2]-[.C$27])^2" office:value-type="float" office:value="7.49618767361111" calcext:value-type="float">
            <text:p>7,4961876736</text:p>
          </table:table-cell>
          <table:table-cell table:number-columns-repeated="4"/>
          <table:table-cell table:formula="of:=[.B2]-[.C2]" office:value-type="float" office:value="-7.199" calcext:value-type="float">
            <text:p>-7,199</text:p>
          </table:table-cell>
          <table:table-cell table:formula="of:=([.K2]-[.K$27])" office:value-type="float" office:value="0.765791666666665" calcext:value-type="float">
            <text:p>0,7657916667</text:p>
          </table:table-cell>
        </table:table-row>
        <table:table-row table:style-name="ro1">
          <table:table-cell/>
          <table:table-cell office:value-type="float" office:value="16.791" calcext:value-type="float">
            <text:p>16,791</text:p>
          </table:table-cell>
          <table:table-cell office:value-type="float" office:value="18.741" calcext:value-type="float">
            <text:p>18,741</text:p>
          </table:table-cell>
          <table:table-cell/>
          <table:table-cell table:formula="of:=([.B3]-[.B$27])^2" office:value-type="float" office:value="7.506915015625" calcext:value-type="float">
            <text:p>7,5069150156</text:p>
          </table:table-cell>
          <table:table-cell table:formula="of:=([.C3]-[.C$27])^2" office:value-type="float" office:value="10.7250791736111" calcext:value-type="float">
            <text:p>10,7250791736</text:p>
          </table:table-cell>
          <table:table-cell table:number-columns-repeated="4"/>
          <table:table-cell table:formula="of:=[.B3]-[.C3]" office:value-type="float" office:value="-1.95" calcext:value-type="float">
            <text:p>-1,95</text:p>
          </table:table-cell>
          <table:table-cell table:formula="of:=([.K3]-[.K$27])" office:value-type="float" office:value="6.01479166666666" calcext:value-type="float">
            <text:p>6,0147916667</text:p>
          </table:table-cell>
        </table:table-row>
        <table:table-row table:style-name="ro1">
          <table:table-cell/>
          <table:table-cell office:value-type="float" office:value="9.564" calcext:value-type="float">
            <text:p>9,564</text:p>
          </table:table-cell>
          <table:table-cell office:value-type="float" office:value="21.214" calcext:value-type="float">
            <text:p>21,214</text:p>
          </table:table-cell>
          <table:table-cell/>
          <table:table-cell table:formula="of:=([.B4]-[.B$27])^2" office:value-type="float" office:value="20.134290765625" calcext:value-type="float">
            <text:p>20,1342907656</text:p>
          </table:table-cell>
          <table:table-cell table:formula="of:=([.C4]-[.C$27])^2" office:value-type="float" office:value="0.643070340277778" calcext:value-type="float">
            <text:p>0,6430703403</text:p>
          </table:table-cell>
          <table:table-cell table:number-columns-repeated="4"/>
          <table:table-cell table:formula="of:=[.B4]-[.C4]" office:value-type="float" office:value="-11.65" calcext:value-type="float">
            <text:p>-11,65</text:p>
          </table:table-cell>
          <table:table-cell table:formula="of:=([.K4]-[.K$27])" office:value-type="float" office:value="-3.68520833333334" calcext:value-type="float">
            <text:p>-3,6852083333</text:p>
          </table:table-cell>
        </table:table-row>
        <table:table-row table:style-name="ro1">
          <table:table-cell/>
          <table:table-cell office:value-type="float" office:value="8.63" calcext:value-type="float">
            <text:p>8,63</text:p>
          </table:table-cell>
          <table:table-cell office:value-type="float" office:value="15.687" calcext:value-type="float">
            <text:p>15,687</text:p>
          </table:table-cell>
          <table:table-cell/>
          <table:table-cell table:formula="of:=([.B5]-[.B$27])^2" office:value-type="float" office:value="29.388596265625" calcext:value-type="float">
            <text:p>29,3885962656</text:p>
          </table:table-cell>
          <table:table-cell table:formula="of:=([.C5]-[.C$27])^2" office:value-type="float" office:value="40.0551861736111" calcext:value-type="float">
            <text:p>40,0551861736</text:p>
          </table:table-cell>
          <table:table-cell table:number-columns-repeated="4"/>
          <table:table-cell table:formula="of:=[.B5]-[.C5]" office:value-type="float" office:value="-7.057" calcext:value-type="float">
            <text:p>-7,057</text:p>
          </table:table-cell>
          <table:table-cell table:formula="of:=([.K5]-[.K$27])" office:value-type="float" office:value="0.907791666666665" calcext:value-type="float">
            <text:p>0,9077916667</text:p>
          </table:table-cell>
        </table:table-row>
        <table:table-row table:style-name="ro1">
          <table:table-cell/>
          <table:table-cell office:value-type="float" office:value="14.669" calcext:value-type="float">
            <text:p>14,669</text:p>
          </table:table-cell>
          <table:table-cell office:value-type="float" office:value="22.803" calcext:value-type="float">
            <text:p>22,803</text:p>
          </table:table-cell>
          <table:table-cell/>
          <table:table-cell table:formula="of:=([.B6]-[.B$27])^2" office:value-type="float" office:value="0.381769515625" calcext:value-type="float">
            <text:p>0,3817695156</text:p>
          </table:table-cell>
          <table:table-cell table:formula="of:=([.C6]-[.C$27])^2" office:value-type="float" office:value="0.619500173611114" calcext:value-type="float">
            <text:p>0,6195001736</text:p>
          </table:table-cell>
          <table:table-cell table:number-columns-repeated="4"/>
          <table:table-cell table:formula="of:=[.B6]-[.C6]" office:value-type="float" office:value="-8.134" calcext:value-type="float">
            <text:p>-8,134</text:p>
          </table:table-cell>
          <table:table-cell table:formula="of:=([.K6]-[.K$27])" office:value-type="float" office:value="-0.169208333333337" calcext:value-type="float">
            <text:p>-0,1692083333</text:p>
          </table:table-cell>
        </table:table-row>
        <table:table-row table:style-name="ro1">
          <table:table-cell/>
          <table:table-cell office:value-type="float" office:value="12.238" calcext:value-type="float">
            <text:p>12,238</text:p>
          </table:table-cell>
          <table:table-cell office:value-type="float" office:value="20.878" calcext:value-type="float">
            <text:p>20,878</text:p>
          </table:table-cell>
          <table:table-cell/>
          <table:table-cell table:formula="of:=([.B7]-[.B$27])^2" office:value-type="float" office:value="3.287422265625" calcext:value-type="float">
            <text:p>3,2874222656</text:p>
          </table:table-cell>
          <table:table-cell table:formula="of:=([.C7]-[.C$27])^2" office:value-type="float" office:value="1.29485434027778" calcext:value-type="float">
            <text:p>1,2948543403</text:p>
          </table:table-cell>
          <table:table-cell table:number-columns-repeated="4"/>
          <table:table-cell table:formula="of:=[.B7]-[.C7]" office:value-type="float" office:value="-8.64" calcext:value-type="float">
            <text:p>-8,64</text:p>
          </table:table-cell>
          <table:table-cell table:formula="of:=([.K7]-[.K$27])" office:value-type="float" office:value="-0.675208333333337" calcext:value-type="float">
            <text:p>-0,6752083333</text:p>
          </table:table-cell>
        </table:table-row>
        <table:table-row table:style-name="ro1">
          <table:table-cell/>
          <table:table-cell office:value-type="float" office:value="14.692" calcext:value-type="float">
            <text:p>14,692</text:p>
          </table:table-cell>
          <table:table-cell office:value-type="float" office:value="24.572" calcext:value-type="float">
            <text:p>24,572</text:p>
          </table:table-cell>
          <table:table-cell/>
          <table:table-cell table:formula="of:=([.B8]-[.B$27])^2" office:value-type="float" office:value="0.410720765624999" calcext:value-type="float">
            <text:p>0,4107207656</text:p>
          </table:table-cell>
          <table:table-cell table:formula="of:=([.C8]-[.C$27])^2" office:value-type="float" office:value="6.53356200694445" calcext:value-type="float">
            <text:p>6,5335620069</text:p>
          </table:table-cell>
          <table:table-cell table:number-columns-repeated="4"/>
          <table:table-cell table:formula="of:=[.B8]-[.C8]" office:value-type="float" office:value="-9.88" calcext:value-type="float">
            <text:p>-9,88</text:p>
          </table:table-cell>
          <table:table-cell table:formula="of:=([.K8]-[.K$27])" office:value-type="float" office:value="-1.91520833333334" calcext:value-type="float">
            <text:p>-1,9152083333</text:p>
          </table:table-cell>
        </table:table-row>
        <table:table-row table:style-name="ro1">
          <table:table-cell/>
          <table:table-cell office:value-type="float" office:value="8.987" calcext:value-type="float">
            <text:p>8,987</text:p>
          </table:table-cell>
          <table:table-cell office:value-type="float" office:value="17.394" calcext:value-type="float">
            <text:p>17,394</text:p>
          </table:table-cell>
          <table:table-cell/>
          <table:table-cell table:formula="of:=([.B9]-[.B$27])^2" office:value-type="float" office:value="25.645362015625" calcext:value-type="float">
            <text:p>25,6453620156</text:p>
          </table:table-cell>
          <table:table-cell table:formula="of:=([.C9]-[.C$27])^2" office:value-type="float" office:value="21.3621136736111" calcext:value-type="float">
            <text:p>21,3621136736</text:p>
          </table:table-cell>
          <table:table-cell table:number-columns-repeated="4"/>
          <table:table-cell table:formula="of:=[.B9]-[.C9]" office:value-type="float" office:value="-8.407" calcext:value-type="float">
            <text:p>-8,407</text:p>
          </table:table-cell>
          <table:table-cell table:formula="of:=([.K9]-[.K$27])" office:value-type="float" office:value="-0.442208333333335" calcext:value-type="float">
            <text:p>-0,4422083333</text:p>
          </table:table-cell>
        </table:table-row>
        <table:table-row table:style-name="ro1">
          <table:table-cell/>
          <table:table-cell office:value-type="float" office:value="9.401" calcext:value-type="float">
            <text:p>9,401</text:p>
          </table:table-cell>
          <table:table-cell office:value-type="float" office:value="20.762" calcext:value-type="float">
            <text:p>20,762</text:p>
          </table:table-cell>
          <table:table-cell/>
          <table:table-cell table:formula="of:=([.B10]-[.B$27])^2" office:value-type="float" office:value="21.623662515625" calcext:value-type="float">
            <text:p>21,6236625156</text:p>
          </table:table-cell>
          <table:table-cell table:formula="of:=([.C10]-[.C$27])^2" office:value-type="float" office:value="1.57230700694444" calcext:value-type="float">
            <text:p>1,5723070069</text:p>
          </table:table-cell>
          <table:table-cell table:number-columns-repeated="4"/>
          <table:table-cell table:formula="of:=[.B10]-[.C10]" office:value-type="float" office:value="-11.361" calcext:value-type="float">
            <text:p>-11,361</text:p>
          </table:table-cell>
          <table:table-cell table:formula="of:=([.K10]-[.K$27])" office:value-type="float" office:value="-3.39620833333334" calcext:value-type="float">
            <text:p>-3,3962083333</text:p>
          </table:table-cell>
        </table:table-row>
        <table:table-row table:style-name="ro1">
          <table:table-cell/>
          <table:table-cell office:value-type="float" office:value="14.48" calcext:value-type="float">
            <text:p>14,48</text:p>
          </table:table-cell>
          <table:table-cell office:value-type="float" office:value="26.282" calcext:value-type="float">
            <text:p>26,282</text:p>
          </table:table-cell>
          <table:table-cell/>
          <table:table-cell table:formula="of:=([.B11]-[.B$27])^2" office:value-type="float" office:value="0.183933765625" calcext:value-type="float">
            <text:p>0,1839337656</text:p>
          </table:table-cell>
          <table:table-cell table:formula="of:=([.C11]-[.C$27])^2" office:value-type="float" office:value="18.1994670069445" calcext:value-type="float">
            <text:p>18,1994670069</text:p>
          </table:table-cell>
          <table:table-cell table:number-columns-repeated="4"/>
          <table:table-cell table:formula="of:=[.B11]-[.C11]" office:value-type="float" office:value="-11.802" calcext:value-type="float">
            <text:p>-11,802</text:p>
          </table:table-cell>
          <table:table-cell table:formula="of:=([.K11]-[.K$27])" office:value-type="float" office:value="-3.83720833333334" calcext:value-type="float">
            <text:p>-3,8372083333</text:p>
          </table:table-cell>
        </table:table-row>
        <table:table-row table:style-name="ro1">
          <table:table-cell/>
          <table:table-cell office:value-type="float" office:value="22.328" calcext:value-type="float">
            <text:p>22,328</text:p>
          </table:table-cell>
          <table:table-cell office:value-type="float" office:value="24.524" calcext:value-type="float">
            <text:p>24,524</text:p>
          </table:table-cell>
          <table:table-cell/>
          <table:table-cell table:formula="of:=([.B12]-[.B$27])^2" office:value-type="float" office:value="68.506659765625" calcext:value-type="float">
            <text:p>68,5066597656</text:p>
          </table:table-cell>
          <table:table-cell table:formula="of:=([.C12]-[.C$27])^2" office:value-type="float" office:value="6.29048200694445" calcext:value-type="float">
            <text:p>6,2904820069</text:p>
          </table:table-cell>
          <table:table-cell table:number-columns-repeated="4"/>
          <table:table-cell table:formula="of:=[.B12]-[.C12]" office:value-type="float" office:value="-2.196" calcext:value-type="float">
            <text:p>-2,196</text:p>
          </table:table-cell>
          <table:table-cell table:formula="of:=([.K12]-[.K$27])" office:value-type="float" office:value="5.76879166666666" calcext:value-type="float">
            <text:p>5,7687916667</text:p>
          </table:table-cell>
        </table:table-row>
        <table:table-row table:style-name="ro1">
          <table:table-cell/>
          <table:table-cell office:value-type="float" office:value="15.298" calcext:value-type="float">
            <text:p>15,298</text:p>
          </table:table-cell>
          <table:table-cell office:value-type="float" office:value="18.644" calcext:value-type="float">
            <text:p>18,644</text:p>
          </table:table-cell>
          <table:table-cell/>
          <table:table-cell table:formula="of:=([.B13]-[.B$27])^2" office:value-type="float" office:value="1.554697265625" calcext:value-type="float">
            <text:p>1,5546972656</text:p>
          </table:table-cell>
          <table:table-cell table:formula="of:=([.C13]-[.C$27])^2" office:value-type="float" office:value="11.3698220069445" calcext:value-type="float">
            <text:p>11,3698220069</text:p>
          </table:table-cell>
          <table:table-cell table:number-columns-repeated="4"/>
          <table:table-cell table:formula="of:=[.B13]-[.C13]" office:value-type="float" office:value="-3.346" calcext:value-type="float">
            <text:p>-3,346</text:p>
          </table:table-cell>
          <table:table-cell table:formula="of:=([.K13]-[.K$27])" office:value-type="float" office:value="4.61879166666667" calcext:value-type="float">
            <text:p>4,6187916667</text:p>
          </table:table-cell>
        </table:table-row>
        <table:table-row table:style-name="ro1">
          <table:table-cell/>
          <table:table-cell office:value-type="float" office:value="15.073" calcext:value-type="float">
            <text:p>15,073</text:p>
          </table:table-cell>
          <table:table-cell office:value-type="float" office:value="17.51" calcext:value-type="float">
            <text:p>17,51</text:p>
          </table:table-cell>
          <table:table-cell/>
          <table:table-cell table:formula="of:=([.B14]-[.B$27])^2" office:value-type="float" office:value="1.044228515625" calcext:value-type="float">
            <text:p>1,0442285156</text:p>
          </table:table-cell>
          <table:table-cell table:formula="of:=([.C14]-[.C$27])^2" office:value-type="float" office:value="20.3032850069444" calcext:value-type="float">
            <text:p>20,3032850069</text:p>
          </table:table-cell>
          <table:table-cell table:number-columns-repeated="4"/>
          <table:table-cell table:formula="of:=[.B14]-[.C14]" office:value-type="float" office:value="-2.437" calcext:value-type="float">
            <text:p>-2,437</text:p>
          </table:table-cell>
          <table:table-cell table:formula="of:=([.K14]-[.K$27])" office:value-type="float" office:value="5.52779166666666" calcext:value-type="float">
            <text:p>5,5277916667</text:p>
          </table:table-cell>
        </table:table-row>
        <table:table-row table:style-name="ro1">
          <table:table-cell/>
          <table:table-cell office:value-type="float" office:value="16.929" calcext:value-type="float">
            <text:p>16,929</text:p>
          </table:table-cell>
          <table:table-cell office:value-type="float" office:value="20.33" calcext:value-type="float">
            <text:p>20,33</text:p>
          </table:table-cell>
          <table:table-cell/>
          <table:table-cell table:formula="of:=([.B15]-[.B$27])^2" office:value-type="float" office:value="8.28216451562499" calcext:value-type="float">
            <text:p>8,2821645156</text:p>
          </table:table-cell>
          <table:table-cell table:formula="of:=([.C15]-[.C$27])^2" office:value-type="float" office:value="2.84231500694445" calcext:value-type="float">
            <text:p>2,8423150069</text:p>
          </table:table-cell>
          <table:table-cell table:number-columns-repeated="4"/>
          <table:table-cell table:formula="of:=[.B15]-[.C15]" office:value-type="float" office:value="-3.401" calcext:value-type="float">
            <text:p>-3,401</text:p>
          </table:table-cell>
          <table:table-cell table:formula="of:=([.K15]-[.K$27])" office:value-type="float" office:value="4.56379166666666" calcext:value-type="float">
            <text:p>4,5637916667</text:p>
          </table:table-cell>
        </table:table-row>
        <table:table-row table:style-name="ro1">
          <table:table-cell/>
          <table:table-cell office:value-type="float" office:value="18.2" calcext:value-type="float">
            <text:p>18,2</text:p>
          </table:table-cell>
          <table:table-cell office:value-type="float" office:value="35.255" calcext:value-type="float">
            <text:p>35,255</text:p>
          </table:table-cell>
          <table:table-cell/>
          <table:table-cell table:formula="of:=([.B16]-[.B$27])^2" office:value-type="float" office:value="17.213163765625" calcext:value-type="float">
            <text:p>17,2131637656</text:p>
          </table:table-cell>
          <table:table-cell table:formula="of:=([.C16]-[.C$27])^2" office:value-type="float" office:value="175.273327506945" calcext:value-type="float">
            <text:p>175,2733275069</text:p>
          </table:table-cell>
          <table:table-cell table:number-columns-repeated="4"/>
          <table:table-cell table:formula="of:=[.B16]-[.C16]" office:value-type="float" office:value="-17.055" calcext:value-type="float">
            <text:p>-17,055</text:p>
          </table:table-cell>
          <table:table-cell table:formula="of:=([.K16]-[.K$27])" office:value-type="float" office:value="-9.09020833333334" calcext:value-type="float">
            <text:p>-9,0902083333</text:p>
          </table:table-cell>
        </table:table-row>
        <table:table-row table:style-name="ro1">
          <table:table-cell/>
          <table:table-cell office:value-type="float" office:value="12.13" calcext:value-type="float">
            <text:p>12,13</text:p>
          </table:table-cell>
          <table:table-cell office:value-type="float" office:value="22.158" calcext:value-type="float">
            <text:p>22,158</text:p>
          </table:table-cell>
          <table:table-cell/>
          <table:table-cell table:formula="of:=([.B17]-[.B$27])^2" office:value-type="float" office:value="3.690721265625" calcext:value-type="float">
            <text:p>3,6907212656</text:p>
          </table:table-cell>
          <table:table-cell table:formula="of:=([.C17]-[.C$27])^2" office:value-type="float" office:value="0.0201876736111117" calcext:value-type="float">
            <text:p>0,0201876736</text:p>
          </table:table-cell>
          <table:table-cell table:number-columns-repeated="4"/>
          <table:table-cell table:formula="of:=[.B17]-[.C17]" office:value-type="float" office:value="-10.028" calcext:value-type="float">
            <text:p>-10,028</text:p>
          </table:table-cell>
          <table:table-cell table:formula="of:=([.K17]-[.K$27])" office:value-type="float" office:value="-2.06320833333334" calcext:value-type="float">
            <text:p>-2,0632083333</text:p>
          </table:table-cell>
        </table:table-row>
        <table:table-row table:style-name="ro1">
          <table:table-cell/>
          <table:table-cell office:value-type="float" office:value="18.495" calcext:value-type="float">
            <text:p>18,495</text:p>
          </table:table-cell>
          <table:table-cell office:value-type="float" office:value="25.139" calcext:value-type="float">
            <text:p>25,139</text:p>
          </table:table-cell>
          <table:table-cell/>
          <table:table-cell table:formula="of:=([.B18]-[.B$27])^2" office:value-type="float" office:value="19.748025015625" calcext:value-type="float">
            <text:p>19,7480250156</text:p>
          </table:table-cell>
          <table:table-cell table:formula="of:=([.C18]-[.C$27])^2" office:value-type="float" office:value="9.75364950694445" calcext:value-type="float">
            <text:p>9,7536495069</text:p>
          </table:table-cell>
          <table:table-cell table:number-columns-repeated="4"/>
          <table:table-cell table:formula="of:=[.B18]-[.C18]" office:value-type="float" office:value="-6.644" calcext:value-type="float">
            <text:p>-6,644</text:p>
          </table:table-cell>
          <table:table-cell table:formula="of:=([.K18]-[.K$27])" office:value-type="float" office:value="1.32079166666666" calcext:value-type="float">
            <text:p>1,3207916667</text:p>
          </table:table-cell>
        </table:table-row>
        <table:table-row table:style-name="ro1">
          <table:table-cell/>
          <table:table-cell office:value-type="float" office:value="10.639" calcext:value-type="float">
            <text:p>10,639</text:p>
          </table:table-cell>
          <table:table-cell office:value-type="float" office:value="20.429" calcext:value-type="float">
            <text:p>20,429</text:p>
          </table:table-cell>
          <table:table-cell/>
          <table:table-cell table:formula="of:=([.B19]-[.B$27])^2" office:value-type="float" office:value="11.642597015625" calcext:value-type="float">
            <text:p>11,6425970156</text:p>
          </table:table-cell>
          <table:table-cell table:formula="of:=([.C19]-[.C$27])^2" office:value-type="float" office:value="2.51830450694445" calcext:value-type="float">
            <text:p>2,5183045069</text:p>
          </table:table-cell>
          <table:table-cell table:number-columns-repeated="4"/>
          <table:table-cell table:formula="of:=[.B19]-[.C19]" office:value-type="float" office:value="-9.79" calcext:value-type="float">
            <text:p>-9,79</text:p>
          </table:table-cell>
          <table:table-cell table:formula="of:=([.K19]-[.K$27])" office:value-type="float" office:value="-1.82520833333334" calcext:value-type="float">
            <text:p>-1,8252083333</text:p>
          </table:table-cell>
        </table:table-row>
        <table:table-row table:style-name="ro1">
          <table:table-cell/>
          <table:table-cell office:value-type="float" office:value="11.344" calcext:value-type="float">
            <text:p>11,344</text:p>
          </table:table-cell>
          <table:table-cell office:value-type="float" office:value="17.425" calcext:value-type="float">
            <text:p>17,425</text:p>
          </table:table-cell>
          <table:table-cell/>
          <table:table-cell table:formula="of:=([.B20]-[.B$27])^2" office:value-type="float" office:value="7.32852576562501" calcext:value-type="float">
            <text:p>7,3285257656</text:p>
          </table:table-cell>
          <table:table-cell table:formula="of:=([.C20]-[.C$27])^2" office:value-type="float" office:value="21.0765158402778" calcext:value-type="float">
            <text:p>21,0765158403</text:p>
          </table:table-cell>
          <table:table-cell table:number-columns-repeated="4"/>
          <table:table-cell table:formula="of:=[.B20]-[.C20]" office:value-type="float" office:value="-6.081" calcext:value-type="float">
            <text:p>-6,081</text:p>
          </table:table-cell>
          <table:table-cell table:formula="of:=([.K20]-[.K$27])" office:value-type="float" office:value="1.88379166666666" calcext:value-type="float">
            <text:p>1,8837916667</text:p>
          </table:table-cell>
        </table:table-row>
        <table:table-row table:style-name="ro1">
          <table:table-cell/>
          <table:table-cell office:value-type="float" office:value="12.369" calcext:value-type="float">
            <text:p>12,369</text:p>
          </table:table-cell>
          <table:table-cell office:value-type="float" office:value="34.288" calcext:value-type="float">
            <text:p>34,288</text:p>
          </table:table-cell>
          <table:table-cell/>
          <table:table-cell table:formula="of:=([.B21]-[.B$27])^2" office:value-type="float" office:value="2.829544515625" calcext:value-type="float">
            <text:p>2,8295445156</text:p>
          </table:table-cell>
          <table:table-cell table:formula="of:=([.C21]-[.C$27])^2" office:value-type="float" office:value="150.604029340278" calcext:value-type="float">
            <text:p>150,6040293403</text:p>
          </table:table-cell>
          <table:table-cell table:number-columns-repeated="4"/>
          <table:table-cell table:formula="of:=[.B21]-[.C21]" office:value-type="float" office:value="-21.919" calcext:value-type="float">
            <text:p>-21,919</text:p>
          </table:table-cell>
          <table:table-cell table:formula="of:=([.K21]-[.K$27])" office:value-type="float" office:value="-13.9542083333333" calcext:value-type="float">
            <text:p>-13,9542083333</text:p>
          </table:table-cell>
        </table:table-row>
        <table:table-row table:style-name="ro1">
          <table:table-cell/>
          <table:table-cell office:value-type="float" office:value="12.944" calcext:value-type="float">
            <text:p>12,944</text:p>
          </table:table-cell>
          <table:table-cell office:value-type="float" office:value="23.894" calcext:value-type="float">
            <text:p>23,894</text:p>
          </table:table-cell>
          <table:table-cell/>
          <table:table-cell table:formula="of:=([.B22]-[.B$27])^2" office:value-type="float" office:value="1.225725765625" calcext:value-type="float">
            <text:p>1,2257257656</text:p>
          </table:table-cell>
          <table:table-cell table:formula="of:=([.C22]-[.C$27])^2" office:value-type="float" office:value="3.52719700694444" calcext:value-type="float">
            <text:p>3,5271970069</text:p>
          </table:table-cell>
          <table:table-cell table:number-columns-repeated="4"/>
          <table:table-cell table:formula="of:=[.B22]-[.C22]" office:value-type="float" office:value="-10.95" calcext:value-type="float">
            <text:p>-10,95</text:p>
          </table:table-cell>
          <table:table-cell table:formula="of:=([.K22]-[.K$27])" office:value-type="float" office:value="-2.98520833333333" calcext:value-type="float">
            <text:p>-2,9852083333</text:p>
          </table:table-cell>
        </table:table-row>
        <table:table-row table:style-name="ro1">
          <table:table-cell/>
          <table:table-cell office:value-type="float" office:value="14.233" calcext:value-type="float">
            <text:p>14,233</text:p>
          </table:table-cell>
          <table:table-cell office:value-type="float" office:value="17.96" calcext:value-type="float">
            <text:p>17,96</text:p>
          </table:table-cell>
          <table:table-cell/>
          <table:table-cell table:formula="of:=([.B23]-[.B$27])^2" office:value-type="float" office:value="0.0330785156249999" calcext:value-type="float">
            <text:p>0,0330785156</text:p>
          </table:table-cell>
          <table:table-cell table:formula="of:=([.C23]-[.C$27])^2" office:value-type="float" office:value="16.4504600069444" calcext:value-type="float">
            <text:p>16,4504600069</text:p>
          </table:table-cell>
          <table:table-cell table:number-columns-repeated="4"/>
          <table:table-cell table:formula="of:=[.B23]-[.C23]" office:value-type="float" office:value="-3.727" calcext:value-type="float">
            <text:p>-3,727</text:p>
          </table:table-cell>
          <table:table-cell table:formula="of:=([.K23]-[.K$27])" office:value-type="float" office:value="4.23779166666666" calcext:value-type="float">
            <text:p>4,2377916667</text:p>
          </table:table-cell>
        </table:table-row>
        <table:table-row table:style-name="ro1">
          <table:table-cell/>
          <table:table-cell office:value-type="float" office:value="19.71" calcext:value-type="float">
            <text:p>19,71</text:p>
          </table:table-cell>
          <table:table-cell office:value-type="float" office:value="22.058" calcext:value-type="float">
            <text:p>22,058</text:p>
          </table:table-cell>
          <table:table-cell/>
          <table:table-cell table:formula="of:=([.B24]-[.B$27])^2" office:value-type="float" office:value="32.022866265625" calcext:value-type="float">
            <text:p>32,0228662656</text:p>
          </table:table-cell>
          <table:table-cell table:formula="of:=([.C24]-[.C$27])^2" office:value-type="float" office:value="0.00177100694444451" calcext:value-type="float">
            <text:p>0,0017710069</text:p>
          </table:table-cell>
          <table:table-cell table:number-columns-repeated="4"/>
          <table:table-cell table:formula="of:=[.B24]-[.C24]" office:value-type="float" office:value="-2.348" calcext:value-type="float">
            <text:p>-2,348</text:p>
          </table:table-cell>
          <table:table-cell table:formula="of:=([.K24]-[.K$27])" office:value-type="float" office:value="5.61679166666666" calcext:value-type="float">
            <text:p>5,6167916667</text:p>
          </table:table-cell>
        </table:table-row>
        <table:table-row table:style-name="ro1">
          <table:table-cell/>
          <table:table-cell office:value-type="float" office:value="16.004" calcext:value-type="float">
            <text:p>16,004</text:p>
          </table:table-cell>
          <table:table-cell office:value-type="float" office:value="21.157" calcext:value-type="float">
            <text:p>21,157</text:p>
          </table:table-cell>
          <table:table-cell/>
          <table:table-cell table:formula="of:=([.B25]-[.B$27])^2" office:value-type="float" office:value="3.813720765625" calcext:value-type="float">
            <text:p>3,8137207656</text:p>
          </table:table-cell>
          <table:table-cell table:formula="of:=([.C25]-[.C$27])^2" office:value-type="float" office:value="0.737737840277776" calcext:value-type="float">
            <text:p>0,7377378403</text:p>
          </table:table-cell>
          <table:table-cell table:number-columns-repeated="4"/>
          <table:table-cell table:formula="of:=[.B25]-[.C25]" office:value-type="float" office:value="-5.153" calcext:value-type="float">
            <text:p>-5,153</text:p>
          </table:table-cell>
          <table:table-cell table:formula="of:=([.K25]-[.K$27])" office:value-type="float" office:value="2.81179166666666" calcext:value-type="float">
            <text:p>2,811791666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2:.B25])" office:value-type="float" office:value="14.051125" calcext:value-type="float">
            <text:p>14,051125</text:p>
          </table:table-cell>
          <table:table-cell table:formula="of:=AVERAGE([.C2:.C25])" office:value-type="float" office:value="22.0159166666667" calcext:value-type="float">
            <text:p>22,0159166667</text:p>
          </table:table-cell>
          <table:table-cell office:value-type="string" calcext:value-type="string">
            <text:p>ecart type</text:p>
          </table:table-cell>
          <table:table-cell table:formula="of:=SQRT(SUM([.E2:.E25])/[.B30])" office:value-type="float" office:value="3.5593579576452" calcext:value-type="float">
            <text:p>3,5593579576</text:p>
          </table:table-cell>
          <table:table-cell table:formula="of:=SQRT(SUM([.F2:.F25])/[.C30])" office:value-type="float" office:value="4.79705712246914" calcext:value-type="float">
            <text:p>4,7970571225</text:p>
          </table:table-cell>
          <table:table-cell table:number-columns-repeated="4"/>
          <table:table-cell table:formula="of:=AVERAGE([.K2:.K25])" office:value-type="float" office:value="-7.96479166666666" calcext:value-type="float">
            <text:p>-7,9647916667</text:p>
          </table:table-cell>
          <table:table-cell/>
        </table:table-row>
        <table:table-row table:style-name="ro1">
          <table:table-cell office:value-type="string" calcext:value-type="string">
            <text:p>mediane</text:p>
          </table:table-cell>
          <table:table-cell table:formula="of:=MEDIAN([.B2:.B25])" office:value-type="float" office:value="14.3565" calcext:value-type="float">
            <text:p>14,3565</text:p>
          </table:table-cell>
          <table:table-cell table:formula="of:=MEDIAN([.C2:.C25])" office:value-type="float" office:value="21.0175" calcext:value-type="float">
            <text:p>21,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formula="of:=25-2+1" office:value-type="float" office:value="24" calcext:value-type="float">
            <text:p>24</text:p>
          </table:table-cell>
          <table:table-cell table:formula="of:=25-2+1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dl</text:p>
          </table:table-cell>
          <table:table-cell table:formula="of:=[.B29]-1" office:value-type="float" office:value="23" calcext:value-type="float">
            <text:p>23</text:p>
          </table:table-cell>
          <table:table-cell table:formula="of:=[.C29]-1" office:value-type="float" office:value="23" calcext:value-type="float">
            <text:p>23</text:p>
          </table:table-cell>
          <table:table-cell table:number-columns-repeated="9"/>
        </table:table-row>
      </table:table>
      <table:table table:name="Feuille2" table:style-name="ta1">
        <office:forms form:automatic-focus="false" form:apply-design-mode="false"/>
        <table:shapes>
          <draw:frame draw:z-index="0" draw:style-name="gr1" draw:text-style-name="P1" svg:width="185.12mm" svg:height="90.05mm" svg:x="98.48mm" svg:y="138.38mm">
            <loext:p draw:notify-on-update-of-ranges="Feuille2.D34:Feuille2.D52 Feuille2.B33:Feuille2.B33 Feuille2.B34:Feuille2.B52 Feuille2.C33:Feuille2.C33 Feuille2.C34:Feuille2.C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9mm" svg:height="90.05mm" svg:x="111.13mm" svg:y="243.83mm">
            <loext:p draw:notify-on-update-of-ranges="Feuille2.D57:Feuille2.D68 Feuille2.B56:Feuille2.B56 Feuille2.B57:Feuille2.B68 Feuille2.C56:Feuille2.C56 Feuille2.C57:Feuille2.C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/>
          <table:table-cell office:value-type="string" calcext:value-type="string">
            <text:p>(=con-moy)²</text:p>
          </table:table-cell>
          <table:table-cell office:value-type="string" calcext:value-type="string">
            <text:p>(=inc-moy)²</text:p>
          </table:table-cell>
          <table:table-cell table:number-columns-repeated="4"/>
          <table:table-cell office:value-type="string" calcext:value-type="string">
            <text:p>(con-inc)</text:p>
          </table:table-cell>
          <table:table-cell office:value-type="string" calcext:value-type="string">
            <text:p>(E-moy)²</text:p>
          </table:table-cell>
        </table:table-row>
        <table:table-row table:style-name="ro1">
          <table:table-cell/>
          <table:table-cell office:value-type="float" office:value="12.079" calcext:value-type="float">
            <text:p>12,079</text:p>
          </table:table-cell>
          <table:table-cell office:value-type="float" office:value="19.278" calcext:value-type="float">
            <text:p>19,278</text:p>
          </table:table-cell>
          <table:table-cell/>
          <table:table-cell table:formula="of:=([.B2]-[.B$27])^2" office:value-type="float" office:value="3.889277015625" calcext:value-type="float">
            <text:p>3,8892770156</text:p>
          </table:table-cell>
          <table:table-cell table:formula="of:=([.C2]-[.C$27])^2" office:value-type="float" office:value="7.49618767361111" calcext:value-type="float">
            <text:p>7,4961876736</text:p>
          </table:table-cell>
          <table:table-cell table:number-columns-repeated="4"/>
          <table:table-cell table:formula="of:=[.B2]-[.C2]" office:value-type="float" office:value="-7.199" calcext:value-type="float">
            <text:p>-7,199</text:p>
          </table:table-cell>
          <table:table-cell table:formula="of:=([.K2]-[.K$27])^2" office:value-type="float" office:value="0.586436876736109" calcext:value-type="float">
            <text:p>0,5864368767</text:p>
          </table:table-cell>
        </table:table-row>
        <table:table-row table:style-name="ro1">
          <table:table-cell/>
          <table:table-cell office:value-type="float" office:value="16.791" calcext:value-type="float">
            <text:p>16,791</text:p>
          </table:table-cell>
          <table:table-cell office:value-type="float" office:value="18.741" calcext:value-type="float">
            <text:p>18,741</text:p>
          </table:table-cell>
          <table:table-cell/>
          <table:table-cell table:formula="of:=([.B3]-[.B$27])^2" office:value-type="float" office:value="7.506915015625" calcext:value-type="float">
            <text:p>7,5069150156</text:p>
          </table:table-cell>
          <table:table-cell table:formula="of:=([.C3]-[.C$27])^2" office:value-type="float" office:value="10.7250791736111" calcext:value-type="float">
            <text:p>10,7250791736</text:p>
          </table:table-cell>
          <table:table-cell table:number-columns-repeated="4"/>
          <table:table-cell table:formula="of:=[.B3]-[.C3]" office:value-type="float" office:value="-1.95" calcext:value-type="float">
            <text:p>-1,95</text:p>
          </table:table-cell>
          <table:table-cell table:formula="of:=([.K3]-[.K$27])^2" office:value-type="float" office:value="36.1777187934027" calcext:value-type="float">
            <text:p>36,1777187934</text:p>
          </table:table-cell>
        </table:table-row>
        <table:table-row table:style-name="ro1">
          <table:table-cell/>
          <table:table-cell office:value-type="float" office:value="9.564" calcext:value-type="float">
            <text:p>9,564</text:p>
          </table:table-cell>
          <table:table-cell office:value-type="float" office:value="21.214" calcext:value-type="float">
            <text:p>21,214</text:p>
          </table:table-cell>
          <table:table-cell/>
          <table:table-cell table:formula="of:=([.B4]-[.B$27])^2" office:value-type="float" office:value="20.134290765625" calcext:value-type="float">
            <text:p>20,1342907656</text:p>
          </table:table-cell>
          <table:table-cell table:formula="of:=([.C4]-[.C$27])^2" office:value-type="float" office:value="0.643070340277778" calcext:value-type="float">
            <text:p>0,6430703403</text:p>
          </table:table-cell>
          <table:table-cell table:number-columns-repeated="4"/>
          <table:table-cell table:formula="of:=[.B4]-[.C4]" office:value-type="float" office:value="-11.65" calcext:value-type="float">
            <text:p>-11,65</text:p>
          </table:table-cell>
          <table:table-cell table:formula="of:=([.K4]-[.K$27])^2" office:value-type="float" office:value="13.5807604600695" calcext:value-type="float">
            <text:p>13,5807604601</text:p>
          </table:table-cell>
        </table:table-row>
        <table:table-row table:style-name="ro1">
          <table:table-cell/>
          <table:table-cell office:value-type="float" office:value="8.63" calcext:value-type="float">
            <text:p>8,63</text:p>
          </table:table-cell>
          <table:table-cell office:value-type="float" office:value="15.687" calcext:value-type="float">
            <text:p>15,687</text:p>
          </table:table-cell>
          <table:table-cell/>
          <table:table-cell table:formula="of:=([.B5]-[.B$27])^2" office:value-type="float" office:value="29.388596265625" calcext:value-type="float">
            <text:p>29,3885962656</text:p>
          </table:table-cell>
          <table:table-cell table:formula="of:=([.C5]-[.C$27])^2" office:value-type="float" office:value="40.0551861736111" calcext:value-type="float">
            <text:p>40,0551861736</text:p>
          </table:table-cell>
          <table:table-cell table:number-columns-repeated="4"/>
          <table:table-cell table:formula="of:=[.B5]-[.C5]" office:value-type="float" office:value="-7.057" calcext:value-type="float">
            <text:p>-7,057</text:p>
          </table:table-cell>
          <table:table-cell table:formula="of:=([.K5]-[.K$27])^2" office:value-type="float" office:value="0.824085710069441" calcext:value-type="float">
            <text:p>0,8240857101</text:p>
          </table:table-cell>
        </table:table-row>
        <table:table-row table:style-name="ro1">
          <table:table-cell/>
          <table:table-cell office:value-type="float" office:value="14.669" calcext:value-type="float">
            <text:p>14,669</text:p>
          </table:table-cell>
          <table:table-cell office:value-type="float" office:value="22.803" calcext:value-type="float">
            <text:p>22,803</text:p>
          </table:table-cell>
          <table:table-cell/>
          <table:table-cell table:formula="of:=([.B6]-[.B$27])^2" office:value-type="float" office:value="0.381769515625" calcext:value-type="float">
            <text:p>0,3817695156</text:p>
          </table:table-cell>
          <table:table-cell table:formula="of:=([.C6]-[.C$27])^2" office:value-type="float" office:value="0.619500173611114" calcext:value-type="float">
            <text:p>0,6195001736</text:p>
          </table:table-cell>
          <table:table-cell table:number-columns-repeated="4"/>
          <table:table-cell table:formula="of:=[.B6]-[.C6]" office:value-type="float" office:value="-8.134" calcext:value-type="float">
            <text:p>-8,134</text:p>
          </table:table-cell>
          <table:table-cell table:formula="of:=([.K6]-[.K$27])^2" office:value-type="float" office:value="0.0286314600694457" calcext:value-type="float">
            <text:p>0,0286314601</text:p>
          </table:table-cell>
        </table:table-row>
        <table:table-row table:style-name="ro1">
          <table:table-cell/>
          <table:table-cell office:value-type="float" office:value="12.238" calcext:value-type="float">
            <text:p>12,238</text:p>
          </table:table-cell>
          <table:table-cell office:value-type="float" office:value="20.878" calcext:value-type="float">
            <text:p>20,878</text:p>
          </table:table-cell>
          <table:table-cell/>
          <table:table-cell table:formula="of:=([.B7]-[.B$27])^2" office:value-type="float" office:value="3.287422265625" calcext:value-type="float">
            <text:p>3,2874222656</text:p>
          </table:table-cell>
          <table:table-cell table:formula="of:=([.C7]-[.C$27])^2" office:value-type="float" office:value="1.29485434027778" calcext:value-type="float">
            <text:p>1,2948543403</text:p>
          </table:table-cell>
          <table:table-cell table:number-columns-repeated="4"/>
          <table:table-cell table:formula="of:=[.B7]-[.C7]" office:value-type="float" office:value="-8.64" calcext:value-type="float">
            <text:p>-8,64</text:p>
          </table:table-cell>
          <table:table-cell table:formula="of:=([.K7]-[.K$27])^2" office:value-type="float" office:value="0.455906293402783" calcext:value-type="float">
            <text:p>0,4559062934</text:p>
          </table:table-cell>
        </table:table-row>
        <table:table-row table:style-name="ro1">
          <table:table-cell/>
          <table:table-cell office:value-type="float" office:value="14.692" calcext:value-type="float">
            <text:p>14,692</text:p>
          </table:table-cell>
          <table:table-cell office:value-type="float" office:value="24.572" calcext:value-type="float">
            <text:p>24,572</text:p>
          </table:table-cell>
          <table:table-cell/>
          <table:table-cell table:formula="of:=([.B8]-[.B$27])^2" office:value-type="float" office:value="0.410720765624999" calcext:value-type="float">
            <text:p>0,4107207656</text:p>
          </table:table-cell>
          <table:table-cell table:formula="of:=([.C8]-[.C$27])^2" office:value-type="float" office:value="6.53356200694445" calcext:value-type="float">
            <text:p>6,5335620069</text:p>
          </table:table-cell>
          <table:table-cell table:number-columns-repeated="4"/>
          <table:table-cell table:formula="of:=[.B8]-[.C8]" office:value-type="float" office:value="-9.88" calcext:value-type="float">
            <text:p>-9,88</text:p>
          </table:table-cell>
          <table:table-cell table:formula="of:=([.K8]-[.K$27])^2" office:value-type="float" office:value="3.66802296006945" calcext:value-type="float">
            <text:p>3,6680229601</text:p>
          </table:table-cell>
        </table:table-row>
        <table:table-row table:style-name="ro1">
          <table:table-cell/>
          <table:table-cell office:value-type="float" office:value="8.987" calcext:value-type="float">
            <text:p>8,987</text:p>
          </table:table-cell>
          <table:table-cell office:value-type="float" office:value="17.394" calcext:value-type="float">
            <text:p>17,394</text:p>
          </table:table-cell>
          <table:table-cell/>
          <table:table-cell table:formula="of:=([.B9]-[.B$27])^2" office:value-type="float" office:value="25.645362015625" calcext:value-type="float">
            <text:p>25,6453620156</text:p>
          </table:table-cell>
          <table:table-cell table:formula="of:=([.C9]-[.C$27])^2" office:value-type="float" office:value="21.3621136736111" calcext:value-type="float">
            <text:p>21,3621136736</text:p>
          </table:table-cell>
          <table:table-cell table:number-columns-repeated="4"/>
          <table:table-cell table:formula="of:=[.B9]-[.C9]" office:value-type="float" office:value="-8.407" calcext:value-type="float">
            <text:p>-8,407</text:p>
          </table:table-cell>
          <table:table-cell table:formula="of:=([.K9]-[.K$27])^2" office:value-type="float" office:value="0.195548210069446" calcext:value-type="float">
            <text:p>0,1955482101</text:p>
          </table:table-cell>
        </table:table-row>
        <table:table-row table:style-name="ro1">
          <table:table-cell/>
          <table:table-cell office:value-type="float" office:value="9.401" calcext:value-type="float">
            <text:p>9,401</text:p>
          </table:table-cell>
          <table:table-cell office:value-type="float" office:value="20.762" calcext:value-type="float">
            <text:p>20,762</text:p>
          </table:table-cell>
          <table:table-cell/>
          <table:table-cell table:formula="of:=([.B10]-[.B$27])^2" office:value-type="float" office:value="21.623662515625" calcext:value-type="float">
            <text:p>21,6236625156</text:p>
          </table:table-cell>
          <table:table-cell table:formula="of:=([.C10]-[.C$27])^2" office:value-type="float" office:value="1.57230700694444" calcext:value-type="float">
            <text:p>1,5723070069</text:p>
          </table:table-cell>
          <table:table-cell table:number-columns-repeated="4"/>
          <table:table-cell table:formula="of:=[.B10]-[.C10]" office:value-type="float" office:value="-11.361" calcext:value-type="float">
            <text:p>-11,361</text:p>
          </table:table-cell>
          <table:table-cell table:formula="of:=([.K10]-[.K$27])^2" office:value-type="float" office:value="11.5342310434028" calcext:value-type="float">
            <text:p>11,5342310434</text:p>
          </table:table-cell>
        </table:table-row>
        <table:table-row table:style-name="ro1">
          <table:table-cell/>
          <table:table-cell office:value-type="float" office:value="14.48" calcext:value-type="float">
            <text:p>14,48</text:p>
          </table:table-cell>
          <table:table-cell office:value-type="float" office:value="26.282" calcext:value-type="float">
            <text:p>26,282</text:p>
          </table:table-cell>
          <table:table-cell/>
          <table:table-cell table:formula="of:=([.B11]-[.B$27])^2" office:value-type="float" office:value="0.183933765625" calcext:value-type="float">
            <text:p>0,1839337656</text:p>
          </table:table-cell>
          <table:table-cell table:formula="of:=([.C11]-[.C$27])^2" office:value-type="float" office:value="18.1994670069445" calcext:value-type="float">
            <text:p>18,1994670069</text:p>
          </table:table-cell>
          <table:table-cell table:number-columns-repeated="4"/>
          <table:table-cell table:formula="of:=[.B11]-[.C11]" office:value-type="float" office:value="-11.802" calcext:value-type="float">
            <text:p>-11,802</text:p>
          </table:table-cell>
          <table:table-cell table:formula="of:=([.K11]-[.K$27])^2" office:value-type="float" office:value="14.7241677934028" calcext:value-type="float">
            <text:p>14,7241677934</text:p>
          </table:table-cell>
        </table:table-row>
        <table:table-row table:style-name="ro1">
          <table:table-cell/>
          <table:table-cell office:value-type="float" office:value="22.328" calcext:value-type="float">
            <text:p>22,328</text:p>
          </table:table-cell>
          <table:table-cell office:value-type="float" office:value="24.524" calcext:value-type="float">
            <text:p>24,524</text:p>
          </table:table-cell>
          <table:table-cell/>
          <table:table-cell table:formula="of:=([.B12]-[.B$27])^2" office:value-type="float" office:value="68.506659765625" calcext:value-type="float">
            <text:p>68,5066597656</text:p>
          </table:table-cell>
          <table:table-cell table:formula="of:=([.C12]-[.C$27])^2" office:value-type="float" office:value="6.29048200694445" calcext:value-type="float">
            <text:p>6,2904820069</text:p>
          </table:table-cell>
          <table:table-cell table:number-columns-repeated="4"/>
          <table:table-cell table:formula="of:=[.B12]-[.C12]" office:value-type="float" office:value="-2.196" calcext:value-type="float">
            <text:p>-2,196</text:p>
          </table:table-cell>
          <table:table-cell table:formula="of:=([.K12]-[.K$27])^2" office:value-type="float" office:value="33.2789572934027" calcext:value-type="float">
            <text:p>33,2789572934</text:p>
          </table:table-cell>
        </table:table-row>
        <table:table-row table:style-name="ro1">
          <table:table-cell/>
          <table:table-cell office:value-type="float" office:value="15.298" calcext:value-type="float">
            <text:p>15,298</text:p>
          </table:table-cell>
          <table:table-cell office:value-type="float" office:value="18.644" calcext:value-type="float">
            <text:p>18,644</text:p>
          </table:table-cell>
          <table:table-cell/>
          <table:table-cell table:formula="of:=([.B13]-[.B$27])^2" office:value-type="float" office:value="1.554697265625" calcext:value-type="float">
            <text:p>1,5546972656</text:p>
          </table:table-cell>
          <table:table-cell table:formula="of:=([.C13]-[.C$27])^2" office:value-type="float" office:value="11.3698220069445" calcext:value-type="float">
            <text:p>11,3698220069</text:p>
          </table:table-cell>
          <table:table-cell table:number-columns-repeated="4"/>
          <table:table-cell table:formula="of:=[.B13]-[.C13]" office:value-type="float" office:value="-3.346" calcext:value-type="float">
            <text:p>-3,346</text:p>
          </table:table-cell>
          <table:table-cell table:formula="of:=([.K13]-[.K$27])^2" office:value-type="float" office:value="21.3332364600694" calcext:value-type="float">
            <text:p>21,3332364601</text:p>
          </table:table-cell>
        </table:table-row>
        <table:table-row table:style-name="ro1">
          <table:table-cell/>
          <table:table-cell office:value-type="float" office:value="15.073" calcext:value-type="float">
            <text:p>15,073</text:p>
          </table:table-cell>
          <table:table-cell office:value-type="float" office:value="17.51" calcext:value-type="float">
            <text:p>17,51</text:p>
          </table:table-cell>
          <table:table-cell/>
          <table:table-cell table:formula="of:=([.B14]-[.B$27])^2" office:value-type="float" office:value="1.044228515625" calcext:value-type="float">
            <text:p>1,0442285156</text:p>
          </table:table-cell>
          <table:table-cell table:formula="of:=([.C14]-[.C$27])^2" office:value-type="float" office:value="20.3032850069444" calcext:value-type="float">
            <text:p>20,3032850069</text:p>
          </table:table-cell>
          <table:table-cell table:number-columns-repeated="4"/>
          <table:table-cell table:formula="of:=[.B14]-[.C14]" office:value-type="float" office:value="-2.437" calcext:value-type="float">
            <text:p>-2,437</text:p>
          </table:table-cell>
          <table:table-cell table:formula="of:=([.K14]-[.K$27])^2" office:value-type="float" office:value="30.5564807100694" calcext:value-type="float">
            <text:p>30,5564807101</text:p>
          </table:table-cell>
        </table:table-row>
        <table:table-row table:style-name="ro1">
          <table:table-cell/>
          <table:table-cell office:value-type="float" office:value="16.929" calcext:value-type="float">
            <text:p>16,929</text:p>
          </table:table-cell>
          <table:table-cell office:value-type="float" office:value="20.33" calcext:value-type="float">
            <text:p>20,33</text:p>
          </table:table-cell>
          <table:table-cell/>
          <table:table-cell table:formula="of:=([.B15]-[.B$27])^2" office:value-type="float" office:value="8.28216451562499" calcext:value-type="float">
            <text:p>8,2821645156</text:p>
          </table:table-cell>
          <table:table-cell table:formula="of:=([.C15]-[.C$27])^2" office:value-type="float" office:value="2.84231500694445" calcext:value-type="float">
            <text:p>2,8423150069</text:p>
          </table:table-cell>
          <table:table-cell table:number-columns-repeated="4"/>
          <table:table-cell table:formula="of:=[.B15]-[.C15]" office:value-type="float" office:value="-3.401" calcext:value-type="float">
            <text:p>-3,401</text:p>
          </table:table-cell>
          <table:table-cell table:formula="of:=([.K15]-[.K$27])^2" office:value-type="float" office:value="20.8281943767361" calcext:value-type="float">
            <text:p>20,8281943767</text:p>
          </table:table-cell>
        </table:table-row>
        <table:table-row table:style-name="ro1">
          <table:table-cell/>
          <table:table-cell office:value-type="float" office:value="18.2" calcext:value-type="float">
            <text:p>18,2</text:p>
          </table:table-cell>
          <table:table-cell office:value-type="float" office:value="35.255" calcext:value-type="float">
            <text:p>35,255</text:p>
          </table:table-cell>
          <table:table-cell/>
          <table:table-cell table:formula="of:=([.B16]-[.B$27])^2" office:value-type="float" office:value="17.213163765625" calcext:value-type="float">
            <text:p>17,2131637656</text:p>
          </table:table-cell>
          <table:table-cell table:formula="of:=([.C16]-[.C$27])^2" office:value-type="float" office:value="175.273327506945" calcext:value-type="float">
            <text:p>175,2733275069</text:p>
          </table:table-cell>
          <table:table-cell table:number-columns-repeated="4"/>
          <table:table-cell table:formula="of:=[.B16]-[.C16]" office:value-type="float" office:value="-17.055" calcext:value-type="float">
            <text:p>-17,055</text:p>
          </table:table-cell>
          <table:table-cell table:formula="of:=([.K16]-[.K$27])^2" office:value-type="float" office:value="82.6318875434029" calcext:value-type="float">
            <text:p>82,6318875434</text:p>
          </table:table-cell>
        </table:table-row>
        <table:table-row table:style-name="ro1">
          <table:table-cell/>
          <table:table-cell office:value-type="float" office:value="12.13" calcext:value-type="float">
            <text:p>12,13</text:p>
          </table:table-cell>
          <table:table-cell office:value-type="float" office:value="22.158" calcext:value-type="float">
            <text:p>22,158</text:p>
          </table:table-cell>
          <table:table-cell/>
          <table:table-cell table:formula="of:=([.B17]-[.B$27])^2" office:value-type="float" office:value="3.690721265625" calcext:value-type="float">
            <text:p>3,6907212656</text:p>
          </table:table-cell>
          <table:table-cell table:formula="of:=([.C17]-[.C$27])^2" office:value-type="float" office:value="0.0201876736111117" calcext:value-type="float">
            <text:p>0,0201876736</text:p>
          </table:table-cell>
          <table:table-cell table:number-columns-repeated="4"/>
          <table:table-cell table:formula="of:=[.B17]-[.C17]" office:value-type="float" office:value="-10.028" calcext:value-type="float">
            <text:p>-10,028</text:p>
          </table:table-cell>
          <table:table-cell table:formula="of:=([.K17]-[.K$27])^2" office:value-type="float" office:value="4.25682862673613" calcext:value-type="float">
            <text:p>4,2568286267</text:p>
          </table:table-cell>
        </table:table-row>
        <table:table-row table:style-name="ro1">
          <table:table-cell/>
          <table:table-cell office:value-type="float" office:value="18.495" calcext:value-type="float">
            <text:p>18,495</text:p>
          </table:table-cell>
          <table:table-cell office:value-type="float" office:value="25.139" calcext:value-type="float">
            <text:p>25,139</text:p>
          </table:table-cell>
          <table:table-cell/>
          <table:table-cell table:formula="of:=([.B18]-[.B$27])^2" office:value-type="float" office:value="19.748025015625" calcext:value-type="float">
            <text:p>19,7480250156</text:p>
          </table:table-cell>
          <table:table-cell table:formula="of:=([.C18]-[.C$27])^2" office:value-type="float" office:value="9.75364950694445" calcext:value-type="float">
            <text:p>9,7536495069</text:p>
          </table:table-cell>
          <table:table-cell table:number-columns-repeated="4"/>
          <table:table-cell table:formula="of:=[.B18]-[.C18]" office:value-type="float" office:value="-6.644" calcext:value-type="float">
            <text:p>-6,644</text:p>
          </table:table-cell>
          <table:table-cell table:formula="of:=([.K18]-[.K$27])^2" office:value-type="float" office:value="1.74449062673611" calcext:value-type="float">
            <text:p>1,7444906267</text:p>
          </table:table-cell>
        </table:table-row>
        <table:table-row table:style-name="ro1">
          <table:table-cell/>
          <table:table-cell office:value-type="float" office:value="10.639" calcext:value-type="float">
            <text:p>10,639</text:p>
          </table:table-cell>
          <table:table-cell office:value-type="float" office:value="20.429" calcext:value-type="float">
            <text:p>20,429</text:p>
          </table:table-cell>
          <table:table-cell/>
          <table:table-cell table:formula="of:=([.B19]-[.B$27])^2" office:value-type="float" office:value="11.642597015625" calcext:value-type="float">
            <text:p>11,6425970156</text:p>
          </table:table-cell>
          <table:table-cell table:formula="of:=([.C19]-[.C$27])^2" office:value-type="float" office:value="2.51830450694445" calcext:value-type="float">
            <text:p>2,5183045069</text:p>
          </table:table-cell>
          <table:table-cell table:number-columns-repeated="4"/>
          <table:table-cell table:formula="of:=[.B19]-[.C19]" office:value-type="float" office:value="-9.79" calcext:value-type="float">
            <text:p>-9,79</text:p>
          </table:table-cell>
          <table:table-cell table:formula="of:=([.K19]-[.K$27])^2" office:value-type="float" office:value="3.33138546006945" calcext:value-type="float">
            <text:p>3,3313854601</text:p>
          </table:table-cell>
        </table:table-row>
        <table:table-row table:style-name="ro1">
          <table:table-cell/>
          <table:table-cell office:value-type="float" office:value="11.344" calcext:value-type="float">
            <text:p>11,344</text:p>
          </table:table-cell>
          <table:table-cell office:value-type="float" office:value="17.425" calcext:value-type="float">
            <text:p>17,425</text:p>
          </table:table-cell>
          <table:table-cell/>
          <table:table-cell table:formula="of:=([.B20]-[.B$27])^2" office:value-type="float" office:value="7.32852576562501" calcext:value-type="float">
            <text:p>7,3285257656</text:p>
          </table:table-cell>
          <table:table-cell table:formula="of:=([.C20]-[.C$27])^2" office:value-type="float" office:value="21.0765158402778" calcext:value-type="float">
            <text:p>21,0765158403</text:p>
          </table:table-cell>
          <table:table-cell table:number-columns-repeated="4"/>
          <table:table-cell table:formula="of:=[.B20]-[.C20]" office:value-type="float" office:value="-6.081" calcext:value-type="float">
            <text:p>-6,081</text:p>
          </table:table-cell>
          <table:table-cell table:formula="of:=([.K20]-[.K$27])^2" office:value-type="float" office:value="3.54867104340276" calcext:value-type="float">
            <text:p>3,5486710434</text:p>
          </table:table-cell>
        </table:table-row>
        <table:table-row table:style-name="ro1">
          <table:table-cell/>
          <table:table-cell office:value-type="float" office:value="12.369" calcext:value-type="float">
            <text:p>12,369</text:p>
          </table:table-cell>
          <table:table-cell office:value-type="float" office:value="34.288" calcext:value-type="float">
            <text:p>34,288</text:p>
          </table:table-cell>
          <table:table-cell/>
          <table:table-cell table:formula="of:=([.B21]-[.B$27])^2" office:value-type="float" office:value="2.829544515625" calcext:value-type="float">
            <text:p>2,8295445156</text:p>
          </table:table-cell>
          <table:table-cell table:formula="of:=([.C21]-[.C$27])^2" office:value-type="float" office:value="150.604029340278" calcext:value-type="float">
            <text:p>150,6040293403</text:p>
          </table:table-cell>
          <table:table-cell table:number-columns-repeated="4"/>
          <table:table-cell table:formula="of:=[.B21]-[.C21]" office:value-type="float" office:value="-21.919" calcext:value-type="float">
            <text:p>-21,919</text:p>
          </table:table-cell>
          <table:table-cell table:formula="of:=([.K21]-[.K$27])^2" office:value-type="float" office:value="194.719930210069" calcext:value-type="float">
            <text:p>194,7199302101</text:p>
          </table:table-cell>
        </table:table-row>
        <table:table-row table:style-name="ro1">
          <table:table-cell/>
          <table:table-cell office:value-type="float" office:value="12.944" calcext:value-type="float">
            <text:p>12,944</text:p>
          </table:table-cell>
          <table:table-cell office:value-type="float" office:value="23.894" calcext:value-type="float">
            <text:p>23,894</text:p>
          </table:table-cell>
          <table:table-cell/>
          <table:table-cell table:formula="of:=([.B22]-[.B$27])^2" office:value-type="float" office:value="1.225725765625" calcext:value-type="float">
            <text:p>1,2257257656</text:p>
          </table:table-cell>
          <table:table-cell table:formula="of:=([.C22]-[.C$27])^2" office:value-type="float" office:value="3.52719700694444" calcext:value-type="float">
            <text:p>3,5271970069</text:p>
          </table:table-cell>
          <table:table-cell table:number-columns-repeated="4"/>
          <table:table-cell table:formula="of:=[.B22]-[.C22]" office:value-type="float" office:value="-10.95" calcext:value-type="float">
            <text:p>-10,95</text:p>
          </table:table-cell>
          <table:table-cell table:formula="of:=([.K22]-[.K$27])^2" office:value-type="float" office:value="8.91146879340278" calcext:value-type="float">
            <text:p>8,9114687934</text:p>
          </table:table-cell>
        </table:table-row>
        <table:table-row table:style-name="ro1">
          <table:table-cell/>
          <table:table-cell office:value-type="float" office:value="14.233" calcext:value-type="float">
            <text:p>14,233</text:p>
          </table:table-cell>
          <table:table-cell office:value-type="float" office:value="17.96" calcext:value-type="float">
            <text:p>17,96</text:p>
          </table:table-cell>
          <table:table-cell/>
          <table:table-cell table:formula="of:=([.B23]-[.B$27])^2" office:value-type="float" office:value="0.0330785156249999" calcext:value-type="float">
            <text:p>0,0330785156</text:p>
          </table:table-cell>
          <table:table-cell table:formula="of:=([.C23]-[.C$27])^2" office:value-type="float" office:value="16.4504600069444" calcext:value-type="float">
            <text:p>16,4504600069</text:p>
          </table:table-cell>
          <table:table-cell table:number-columns-repeated="4"/>
          <table:table-cell table:formula="of:=[.B23]-[.C23]" office:value-type="float" office:value="-3.727" calcext:value-type="float">
            <text:p>-3,727</text:p>
          </table:table-cell>
          <table:table-cell table:formula="of:=([.K23]-[.K$27])^2" office:value-type="float" office:value="17.9588782100694" calcext:value-type="float">
            <text:p>17,9588782101</text:p>
          </table:table-cell>
        </table:table-row>
        <table:table-row table:style-name="ro1">
          <table:table-cell/>
          <table:table-cell office:value-type="float" office:value="19.71" calcext:value-type="float">
            <text:p>19,71</text:p>
          </table:table-cell>
          <table:table-cell office:value-type="float" office:value="22.058" calcext:value-type="float">
            <text:p>22,058</text:p>
          </table:table-cell>
          <table:table-cell/>
          <table:table-cell table:formula="of:=([.B24]-[.B$27])^2" office:value-type="float" office:value="32.022866265625" calcext:value-type="float">
            <text:p>32,0228662656</text:p>
          </table:table-cell>
          <table:table-cell table:formula="of:=([.C24]-[.C$27])^2" office:value-type="float" office:value="0.00177100694444451" calcext:value-type="float">
            <text:p>0,0017710069</text:p>
          </table:table-cell>
          <table:table-cell table:number-columns-repeated="4"/>
          <table:table-cell table:formula="of:=[.B24]-[.C24]" office:value-type="float" office:value="-2.348" calcext:value-type="float">
            <text:p>-2,348</text:p>
          </table:table-cell>
          <table:table-cell table:formula="of:=([.K24]-[.K$27])^2" office:value-type="float" office:value="31.5483486267361" calcext:value-type="float">
            <text:p>31,5483486267</text:p>
          </table:table-cell>
        </table:table-row>
        <table:table-row table:style-name="ro1">
          <table:table-cell/>
          <table:table-cell office:value-type="float" office:value="16.004" calcext:value-type="float">
            <text:p>16,004</text:p>
          </table:table-cell>
          <table:table-cell office:value-type="float" office:value="21.157" calcext:value-type="float">
            <text:p>21,157</text:p>
          </table:table-cell>
          <table:table-cell/>
          <table:table-cell table:formula="of:=([.B25]-[.B$27])^2" office:value-type="float" office:value="3.813720765625" calcext:value-type="float">
            <text:p>3,8137207656</text:p>
          </table:table-cell>
          <table:table-cell table:formula="of:=([.C25]-[.C$27])^2" office:value-type="float" office:value="0.737737840277776" calcext:value-type="float">
            <text:p>0,7377378403</text:p>
          </table:table-cell>
          <table:table-cell table:number-columns-repeated="4"/>
          <table:table-cell table:formula="of:=[.B25]-[.C25]" office:value-type="float" office:value="-5.153" calcext:value-type="float">
            <text:p>-5,153</text:p>
          </table:table-cell>
          <table:table-cell table:formula="of:=([.K25]-[.K$27])^2" office:value-type="float" office:value="7.9061723767361" calcext:value-type="float">
            <text:p>7,906172376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2:.B25])" office:value-type="float" office:value="14.051125" calcext:value-type="float">
            <text:p>14,051125</text:p>
          </table:table-cell>
          <table:table-cell table:formula="of:=AVERAGE([.C2:.C25])" office:value-type="float" office:value="22.0159166666667" calcext:value-type="float">
            <text:p>22,0159166667</text:p>
          </table:table-cell>
          <table:table-cell office:value-type="string" calcext:value-type="string">
            <text:p>ecart type</text:p>
          </table:table-cell>
          <table:table-cell table:formula="of:=SQRT(SUM([.E2:.E25])/[.B30])" office:value-type="float" office:value="3.5593579576452" calcext:value-type="float">
            <text:p>3,5593579576</text:p>
          </table:table-cell>
          <table:table-cell table:formula="of:=SQRT(SUM([.F2:.F25])/[.C30])" office:value-type="float" office:value="4.79705712246914" calcext:value-type="float">
            <text:p>4,7970571225</text:p>
          </table:table-cell>
          <table:table-cell table:number-columns-repeated="3"/>
          <table:table-cell office:value-type="string" calcext:value-type="string">
            <text:p>moy</text:p>
          </table:table-cell>
          <table:table-cell table:formula="of:=AVERAGE([.K2:.K25])" office:value-type="float" office:value="-7.96479166666666" calcext:value-type="float">
            <text:p>-7,9647916667</text:p>
          </table:table-cell>
          <table:table-cell/>
        </table:table-row>
        <table:table-row table:style-name="ro1">
          <table:table-cell office:value-type="string" calcext:value-type="string">
            <text:p>mediane</text:p>
          </table:table-cell>
          <table:table-cell table:formula="of:=MEDIAN([.B2:.B25])" office:value-type="float" office:value="14.3565" calcext:value-type="float">
            <text:p>14,3565</text:p>
          </table:table-cell>
          <table:table-cell table:formula="of:=MEDIAN([.C2:.C25])" office:value-type="float" office:value="21.0175" calcext:value-type="float">
            <text:p>21,017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string" calcext:value-type="string">
            <text:p>ecartype</text:p>
          </table:table-cell>
          <table:table-cell table:formula="of:=SQRT(SUM([.L2:.L25])/[.B30])" office:value-type="float" office:value="4.86482691035905" calcext:value-type="float">
            <text:p>4,864826910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25-2+1" office:value-type="float" office:value="24" calcext:value-type="float">
            <text:p>24</text:p>
          </table:table-cell>
          <table:table-cell table:formula="of:=25-2+1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ddl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-calc</text:p>
          </table:table-cell>
          <table:table-cell table:formula="of:=[.K27]/([.L28]/SQRT([.B29]))" office:value-type="float" office:value="-8.02070694410996" calcext:value-type="float">
            <text:p>-8,0207069441</text:p>
          </table:table-cell>
        </table:table-row>
        <table:table-row table:style-name="ro1">
          <table:table-cell office:value-type="string" calcext:value-type="string">
            <text:p>ddl</text:p>
          </table:table-cell>
          <table:table-cell table:formula="of:=[.B29]-1" office:value-type="float" office:value="23" calcext:value-type="float">
            <text:p>23</text:p>
          </table:table-cell>
          <table:table-cell table:formula="of:=[.C29]-1"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T-crit</text:p>
          </table:table-cell>
          <table:table-cell office:value-type="float" office:value="-2.069" calcext:value-type="float">
            <text:p>-2,06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cket size</text:p>
          </table:table-cell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PRODUCT([.B$2:.B$25]&lt;=[.$A34])" office:value-type="float" office:value="0" calcext:value-type="float">
            <text:p>0</text:p>
          </table:table-cell>
          <table:table-cell table:formula="of:=SUMPRODUCT([.C$2:.C$25]&lt;=[.$A34])" office:value-type="float" office:value="0" calcext:value-type="float">
            <text:p>0</text:p>
          </table:table-cell>
          <table:table-cell office:value-type="string" calcext:value-type="string">
            <text:p>0-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PRODUCT([.B$2:.B$25]&lt;=[.$A35];[.B$2:.B$25]&gt;[.$A34])" office:value-type="float" office:value="0" calcext:value-type="float">
            <text:p>0</text:p>
          </table:table-cell>
          <table:table-cell table:formula="of:=SUMPRODUCT([.C$2:.C$25]&lt;=[.$A35];[.C$2:.C$25]&gt;[.$A34])" office:value-type="float" office:value="0" calcext:value-type="float">
            <text:p>0</text:p>
          </table:table-cell>
          <table:table-cell table:formula="of:=CONCATENATE([.A34];-[.A35])" office:value-type="string" office:string-value="2-4" calcext:value-type="string">
            <text:p>2-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PRODUCT([.B$2:.B$25]&lt;=[.$A36];[.B$2:.B$25]&gt;[.$A35])" office:value-type="float" office:value="0" calcext:value-type="float">
            <text:p>0</text:p>
          </table:table-cell>
          <table:table-cell table:formula="of:=SUMPRODUCT([.C$2:.C$25]&lt;=[.$A36];[.C$2:.C$25]&gt;[.$A35])" office:value-type="float" office:value="0" calcext:value-type="float">
            <text:p>0</text:p>
          </table:table-cell>
          <table:table-cell table:formula="of:=CONCATENATE([.A35];-[.A36])" office:value-type="string" office:string-value="4-6" calcext:value-type="string">
            <text:p>4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PRODUCT([.B$2:.B$25]&lt;=[.$A37];[.B$2:.B$25]&gt;[.$A36])" office:value-type="float" office:value="0" calcext:value-type="float">
            <text:p>0</text:p>
          </table:table-cell>
          <table:table-cell table:formula="of:=SUMPRODUCT([.C$2:.C$25]&lt;=[.$A37];[.C$2:.C$25]&gt;[.$A36])" office:value-type="float" office:value="0" calcext:value-type="float">
            <text:p>0</text:p>
          </table:table-cell>
          <table:table-cell table:formula="of:=CONCATENATE([.A36];-[.A37])" office:value-type="string" office:string-value="6-8" calcext:value-type="string">
            <text:p>6-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PRODUCT([.B$2:.B$25]&lt;=[.$A38];[.B$2:.B$25]&gt;[.$A37])" office:value-type="float" office:value="4" calcext:value-type="float">
            <text:p>4</text:p>
          </table:table-cell>
          <table:table-cell table:formula="of:=SUMPRODUCT([.C$2:.C$25]&lt;=[.$A38];[.C$2:.C$25]&gt;[.$A37])" office:value-type="float" office:value="0" calcext:value-type="float">
            <text:p>0</text:p>
          </table:table-cell>
          <table:table-cell table:formula="of:=CONCATENATE([.A37];-[.A38])" office:value-type="string" office:string-value="8-10" calcext:value-type="string">
            <text:p>8-1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PRODUCT([.B$2:.B$25]&lt;=[.$A39];[.B$2:.B$25]&gt;[.$A38])" office:value-type="float" office:value="2" calcext:value-type="float">
            <text:p>2</text:p>
          </table:table-cell>
          <table:table-cell table:formula="of:=SUMPRODUCT([.C$2:.C$25]&lt;=[.$A39];[.C$2:.C$25]&gt;[.$A38])" office:value-type="float" office:value="0" calcext:value-type="float">
            <text:p>0</text:p>
          </table:table-cell>
          <table:table-cell table:formula="of:=CONCATENATE([.A38];-[.A39])" office:value-type="string" office:string-value="10-12" calcext:value-type="string">
            <text:p>10-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PRODUCT([.B$2:.B$25]&lt;=[.$A40];[.B$2:.B$25]&gt;[.$A39])" office:value-type="float" office:value="5" calcext:value-type="float">
            <text:p>5</text:p>
          </table:table-cell>
          <table:table-cell table:formula="of:=SUMPRODUCT([.C$2:.C$25]&lt;=[.$A40];[.C$2:.C$25]&gt;[.$A39])" office:value-type="float" office:value="0" calcext:value-type="float">
            <text:p>0</text:p>
          </table:table-cell>
          <table:table-cell table:formula="of:=CONCATENATE([.A39];-[.A40])" office:value-type="string" office:string-value="12-14" calcext:value-type="string">
            <text:p>12-1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PRODUCT([.B$2:.B$25]&lt;=[.$A41];[.B$2:.B$25]&gt;[.$A40])" office:value-type="float" office:value="6" calcext:value-type="float">
            <text:p>6</text:p>
          </table:table-cell>
          <table:table-cell table:formula="of:=SUMPRODUCT([.C$2:.C$25]&lt;=[.$A41];[.C$2:.C$25]&gt;[.$A40])" office:value-type="float" office:value="1" calcext:value-type="float">
            <text:p>1</text:p>
          </table:table-cell>
          <table:table-cell table:formula="of:=CONCATENATE([.A40];-[.A41])" office:value-type="string" office:string-value="14-16" calcext:value-type="string">
            <text:p>14-1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PRODUCT([.B$2:.B$25]&lt;=[.$A42];[.B$2:.B$25]&gt;[.$A41])" office:value-type="float" office:value="3" calcext:value-type="float">
            <text:p>3</text:p>
          </table:table-cell>
          <table:table-cell table:formula="of:=SUMPRODUCT([.C$2:.C$25]&lt;=[.$A42];[.C$2:.C$25]&gt;[.$A41])" office:value-type="float" office:value="4" calcext:value-type="float">
            <text:p>4</text:p>
          </table:table-cell>
          <table:table-cell table:formula="of:=CONCATENATE([.A41];-[.A42])" office:value-type="string" office:string-value="16-18" calcext:value-type="string">
            <text:p>16-1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PRODUCT([.B$2:.B$25]&lt;=[.$A43];[.B$2:.B$25]&gt;[.$A42])" office:value-type="float" office:value="3" calcext:value-type="float">
            <text:p>3</text:p>
          </table:table-cell>
          <table:table-cell table:formula="of:=SUMPRODUCT([.C$2:.C$25]&lt;=[.$A43];[.C$2:.C$25]&gt;[.$A42])" office:value-type="float" office:value="3" calcext:value-type="float">
            <text:p>3</text:p>
          </table:table-cell>
          <table:table-cell table:formula="of:=CONCATENATE([.A42];-[.A43])" office:value-type="string" office:string-value="18-20" calcext:value-type="string">
            <text:p>18-2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PRODUCT([.B$2:.B$25]&lt;=[.$A44];[.B$2:.B$25]&gt;[.$A43])" office:value-type="float" office:value="0" calcext:value-type="float">
            <text:p>0</text:p>
          </table:table-cell>
          <table:table-cell table:formula="of:=SUMPRODUCT([.C$2:.C$25]&lt;=[.$A44];[.C$2:.C$25]&gt;[.$A43])" office:value-type="float" office:value="6" calcext:value-type="float">
            <text:p>6</text:p>
          </table:table-cell>
          <table:table-cell table:formula="of:=CONCATENATE([.A43];-[.A44])" office:value-type="string" office:string-value="20-22" calcext:value-type="string">
            <text:p>20-2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PRODUCT([.B$2:.B$25]&lt;=[.$A45];[.B$2:.B$25]&gt;[.$A44])" office:value-type="float" office:value="1" calcext:value-type="float">
            <text:p>1</text:p>
          </table:table-cell>
          <table:table-cell table:formula="of:=SUMPRODUCT([.C$2:.C$25]&lt;=[.$A45];[.C$2:.C$25]&gt;[.$A44])" office:value-type="float" office:value="4" calcext:value-type="float">
            <text:p>4</text:p>
          </table:table-cell>
          <table:table-cell table:formula="of:=CONCATENATE([.A44];-[.A45])" office:value-type="string" office:string-value="22-24" calcext:value-type="string">
            <text:p>22-2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PRODUCT([.B$2:.B$25]&lt;=[.$A46];[.B$2:.B$25]&gt;[.$A45])" office:value-type="float" office:value="0" calcext:value-type="float">
            <text:p>0</text:p>
          </table:table-cell>
          <table:table-cell table:formula="of:=SUMPRODUCT([.C$2:.C$25]&lt;=[.$A46];[.C$2:.C$25]&gt;[.$A45])" office:value-type="float" office:value="3" calcext:value-type="float">
            <text:p>3</text:p>
          </table:table-cell>
          <table:table-cell table:formula="of:=CONCATENATE([.A45];-[.A46])" office:value-type="string" office:string-value="24-26" calcext:value-type="string">
            <text:p>24-2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PRODUCT([.B$2:.B$25]&lt;=[.$A47];[.B$2:.B$25]&gt;[.$A46])" office:value-type="float" office:value="0" calcext:value-type="float">
            <text:p>0</text:p>
          </table:table-cell>
          <table:table-cell table:formula="of:=SUMPRODUCT([.C$2:.C$25]&lt;=[.$A47];[.C$2:.C$25]&gt;[.$A46])" office:value-type="float" office:value="1" calcext:value-type="float">
            <text:p>1</text:p>
          </table:table-cell>
          <table:table-cell table:formula="of:=CONCATENATE([.A46];-[.A47])" office:value-type="string" office:string-value="26-28" calcext:value-type="string">
            <text:p>26-28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PRODUCT([.B$2:.B$25]&lt;=[.$A48];[.B$2:.B$25]&gt;[.$A47])" office:value-type="float" office:value="0" calcext:value-type="float">
            <text:p>0</text:p>
          </table:table-cell>
          <table:table-cell table:formula="of:=SUMPRODUCT([.C$2:.C$25]&lt;=[.$A48];[.C$2:.C$25]&gt;[.$A47])" office:value-type="float" office:value="0" calcext:value-type="float">
            <text:p>0</text:p>
          </table:table-cell>
          <table:table-cell table:formula="of:=CONCATENATE([.A47];-[.A48])" office:value-type="string" office:string-value="28-30" calcext:value-type="string">
            <text:p>28-3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PRODUCT([.B$2:.B$25]&lt;=[.$A49];[.B$2:.B$25]&gt;[.$A48])" office:value-type="float" office:value="0" calcext:value-type="float">
            <text:p>0</text:p>
          </table:table-cell>
          <table:table-cell table:formula="of:=SUMPRODUCT([.C$2:.C$25]&lt;=[.$A49];[.C$2:.C$25]&gt;[.$A48])" office:value-type="float" office:value="0" calcext:value-type="float">
            <text:p>0</text:p>
          </table:table-cell>
          <table:table-cell table:formula="of:=CONCATENATE([.A48];-[.A49])" office:value-type="string" office:string-value="30-32" calcext:value-type="string">
            <text:p>30-32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PRODUCT([.B$2:.B$25]&lt;=[.$A50];[.B$2:.B$25]&gt;[.$A49])" office:value-type="float" office:value="0" calcext:value-type="float">
            <text:p>0</text:p>
          </table:table-cell>
          <table:table-cell table:formula="of:=SUMPRODUCT([.C$2:.C$25]&lt;=[.$A50];[.C$2:.C$25]&gt;[.$A49])" office:value-type="float" office:value="0" calcext:value-type="float">
            <text:p>0</text:p>
          </table:table-cell>
          <table:table-cell table:formula="of:=CONCATENATE([.A49];-[.A50])" office:value-type="string" office:string-value="32-34" calcext:value-type="string">
            <text:p>32-34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PRODUCT([.B$2:.B$25]&lt;=[.$A51];[.B$2:.B$25]&gt;[.$A50])" office:value-type="float" office:value="0" calcext:value-type="float">
            <text:p>0</text:p>
          </table:table-cell>
          <table:table-cell table:formula="of:=SUMPRODUCT([.C$2:.C$25]&lt;=[.$A51];[.C$2:.C$25]&gt;[.$A50])" office:value-type="float" office:value="2" calcext:value-type="float">
            <text:p>2</text:p>
          </table:table-cell>
          <table:table-cell table:formula="of:=CONCATENATE([.A50];-[.A51])" office:value-type="string" office:string-value="34-36" calcext:value-type="string">
            <text:p>34-36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PRODUCT([.B$2:.B$25]&lt;=[.$A52];[.B$2:.B$25]&gt;[.$A51])" office:value-type="float" office:value="0" calcext:value-type="float">
            <text:p>0</text:p>
          </table:table-cell>
          <table:table-cell table:formula="of:=SUMPRODUCT([.C$2:.C$25]&lt;=[.$A52];[.C$2:.C$25]&gt;[.$A51])" office:value-type="float" office:value="0" calcext:value-type="float">
            <text:p>0</text:p>
          </table:table-cell>
          <table:table-cell table:formula="of:=CONCATENATE([.A51];-[.A52])" office:value-type="string" office:string-value="36-38" calcext:value-type="string">
            <text:p>36-38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PRODUCT([.B$2:.B$25]&lt;=[.$A57])" office:value-type="float" office:value="0" calcext:value-type="float">
            <text:p>0</text:p>
          </table:table-cell>
          <table:table-cell table:formula="of:=SUMPRODUCT([.C$2:.C$25]&lt;=[.$A57])" office:value-type="float" office:value="0" calcext:value-type="float">
            <text:p>0</text:p>
          </table:table-cell>
          <table:table-cell table:formula="of:=CONCATENATE([.A56];-[.A57])" office:value-type="string" office:string-value="0-3" calcext:value-type="string">
            <text:p>0-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PRODUCT([.B$2:.B$25]&lt;=[.$A58];[.B$2:.B$25]&gt;[.$A57])" office:value-type="float" office:value="0" calcext:value-type="float">
            <text:p>0</text:p>
          </table:table-cell>
          <table:table-cell table:formula="of:=SUMPRODUCT([.C$2:.C$25]&lt;=[.$A58];[.C$2:.C$25]&gt;[.$A57])" office:value-type="float" office:value="0" calcext:value-type="float">
            <text:p>0</text:p>
          </table:table-cell>
          <table:table-cell table:formula="of:=CONCATENATE([.A57];-[.A58])" office:value-type="string" office:string-value="3-6" calcext:value-type="string">
            <text:p>3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PRODUCT([.B$2:.B$25]&lt;=[.$A59];[.B$2:.B$25]&gt;[.$A58])" office:value-type="float" office:value="2" calcext:value-type="float">
            <text:p>2</text:p>
          </table:table-cell>
          <table:table-cell table:formula="of:=SUMPRODUCT([.C$2:.C$25]&lt;=[.$A59];[.C$2:.C$25]&gt;[.$A58])" office:value-type="float" office:value="0" calcext:value-type="float">
            <text:p>0</text:p>
          </table:table-cell>
          <table:table-cell table:formula="of:=CONCATENATE([.A58];-[.A59])" office:value-type="string" office:string-value="6-9" calcext:value-type="string">
            <text:p>6-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PRODUCT([.B$2:.B$25]&lt;=[.$A60];[.B$2:.B$25]&gt;[.$A59])" office:value-type="float" office:value="4" calcext:value-type="float">
            <text:p>4</text:p>
          </table:table-cell>
          <table:table-cell table:formula="of:=SUMPRODUCT([.C$2:.C$25]&lt;=[.$A60];[.C$2:.C$25]&gt;[.$A59])" office:value-type="float" office:value="0" calcext:value-type="float">
            <text:p>0</text:p>
          </table:table-cell>
          <table:table-cell table:formula="of:=CONCATENATE([.A59];-[.A60])" office:value-type="string" office:string-value="9-12" calcext:value-type="string">
            <text:p>9-1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PRODUCT([.B$2:.B$25]&lt;=[.$A61];[.B$2:.B$25]&gt;[.$A60])" office:value-type="float" office:value="9" calcext:value-type="float">
            <text:p>9</text:p>
          </table:table-cell>
          <table:table-cell table:formula="of:=SUMPRODUCT([.C$2:.C$25]&lt;=[.$A61];[.C$2:.C$25]&gt;[.$A60])" office:value-type="float" office:value="0" calcext:value-type="float">
            <text:p>0</text:p>
          </table:table-cell>
          <table:table-cell table:formula="of:=CONCATENATE([.A60];-[.A61])" office:value-type="string" office:string-value="12-15" calcext:value-type="string">
            <text:p>12-1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PRODUCT([.B$2:.B$25]&lt;=[.$A62];[.B$2:.B$25]&gt;[.$A61])" office:value-type="float" office:value="5" calcext:value-type="float">
            <text:p>5</text:p>
          </table:table-cell>
          <table:table-cell table:formula="of:=SUMPRODUCT([.C$2:.C$25]&lt;=[.$A62];[.C$2:.C$25]&gt;[.$A61])" office:value-type="float" office:value="5" calcext:value-type="float">
            <text:p>5</text:p>
          </table:table-cell>
          <table:table-cell table:formula="of:=CONCATENATE([.A61];-[.A62])" office:value-type="string" office:string-value="15-18" calcext:value-type="string">
            <text:p>15-1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PRODUCT([.B$2:.B$25]&lt;=[.$A63];[.B$2:.B$25]&gt;[.$A62])" office:value-type="float" office:value="3" calcext:value-type="float">
            <text:p>3</text:p>
          </table:table-cell>
          <table:table-cell table:formula="of:=SUMPRODUCT([.C$2:.C$25]&lt;=[.$A63];[.C$2:.C$25]&gt;[.$A62])" office:value-type="float" office:value="7" calcext:value-type="float">
            <text:p>7</text:p>
          </table:table-cell>
          <table:table-cell table:formula="of:=CONCATENATE([.A62];-[.A63])" office:value-type="string" office:string-value="18-21" calcext:value-type="string">
            <text:p>18-2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PRODUCT([.B$2:.B$25]&lt;=[.$A64];[.B$2:.B$25]&gt;[.$A63])" office:value-type="float" office:value="1" calcext:value-type="float">
            <text:p>1</text:p>
          </table:table-cell>
          <table:table-cell table:formula="of:=SUMPRODUCT([.C$2:.C$25]&lt;=[.$A64];[.C$2:.C$25]&gt;[.$A63])" office:value-type="float" office:value="6" calcext:value-type="float">
            <text:p>6</text:p>
          </table:table-cell>
          <table:table-cell table:formula="of:=CONCATENATE([.A63];-[.A64])" office:value-type="string" office:string-value="21-24" calcext:value-type="string">
            <text:p>21-2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PRODUCT([.B$2:.B$25]&lt;=[.$A65];[.B$2:.B$25]&gt;[.$A64])" office:value-type="float" office:value="0" calcext:value-type="float">
            <text:p>0</text:p>
          </table:table-cell>
          <table:table-cell table:formula="of:=SUMPRODUCT([.C$2:.C$25]&lt;=[.$A65];[.C$2:.C$25]&gt;[.$A64])" office:value-type="float" office:value="4" calcext:value-type="float">
            <text:p>4</text:p>
          </table:table-cell>
          <table:table-cell table:formula="of:=CONCATENATE([.A64];-[.A65])" office:value-type="string" office:string-value="24-27" calcext:value-type="string">
            <text:p>24-27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PRODUCT([.B$2:.B$25]&lt;=[.$A66];[.B$2:.B$25]&gt;[.$A65])" office:value-type="float" office:value="0" calcext:value-type="float">
            <text:p>0</text:p>
          </table:table-cell>
          <table:table-cell table:formula="of:=SUMPRODUCT([.C$2:.C$25]&lt;=[.$A66];[.C$2:.C$25]&gt;[.$A65])" office:value-type="float" office:value="0" calcext:value-type="float">
            <text:p>0</text:p>
          </table:table-cell>
          <table:table-cell table:formula="of:=CONCATENATE([.A65];-[.A66])" office:value-type="string" office:string-value="27-30" calcext:value-type="string">
            <text:p>27-3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PRODUCT([.B$2:.B$25]&lt;=[.$A67];[.B$2:.B$25]&gt;[.$A66])" office:value-type="float" office:value="0" calcext:value-type="float">
            <text:p>0</text:p>
          </table:table-cell>
          <table:table-cell table:formula="of:=SUMPRODUCT([.C$2:.C$25]&lt;=[.$A67];[.C$2:.C$25]&gt;[.$A66])" office:value-type="float" office:value="0" calcext:value-type="float">
            <text:p>0</text:p>
          </table:table-cell>
          <table:table-cell table:formula="of:=CONCATENATE([.A66];-[.A67])" office:value-type="string" office:string-value="30-33" calcext:value-type="string">
            <text:p>30-33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PRODUCT([.B$2:.B$25]&lt;=[.$A68];[.B$2:.B$25]&gt;[.$A67])" office:value-type="float" office:value="0" calcext:value-type="float">
            <text:p>0</text:p>
          </table:table-cell>
          <table:table-cell table:formula="of:=SUMPRODUCT([.C$2:.C$25]&lt;=[.$A68];[.C$2:.C$25]&gt;[.$A67])" office:value-type="float" office:value="2" calcext:value-type="float">
            <text:p>2</text:p>
          </table:table-cell>
          <table:table-cell table:formula="of:=CONCATENATE([.A67];-[.A68])" office:value-type="string" office:string-value="33-36" calcext:value-type="string">
            <text:p>33-3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09:51:30.086131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6T12:51:19.170523931</dc:date>
    <dc:creator>aurelien </dc:creator>
    <meta:editing-duration>PT45M5S</meta:editing-duration>
    <meta:editing-cycles>7</meta:editing-cycles>
    <meta:generator>LibreOffice/5.1.2.2$Linux_X86_64 LibreOffice_project/10m0$Build-2</meta:generator>
    <meta:document-statistic meta:table-count="2" meta:cell-count="4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13cm" svg:height="9.006cm" xlink:href=".." xlink:type="simple" chart:class="chart:bar" chart:style-name="ch1">
        <chart:legend chart:legend-position="end" svg:x="15.959cm" svg:y="3.955cm" style:legend-expansion="high" chart:style-name="ch2"/>
        <chart:plot-area chart:style-name="ch3" table:cell-range-address="Feuille2.C34:Feuille2.D52 Feuille2.B33:Feuille2.B52 Feuille2.C33:Feuille2.C33" chart:data-source-has-labels="both" svg:x="0.37cm" svg:y="0.18cm" svg:width="15.219cm" svg:height="8.646cm">
          <chartooo:coordinate-region svg:x="0.806cm" svg:y="0.38cm" svg:width="14.783cm" svg:height="7.349cm"/>
          <chart:axis chart:dimension="x" chart:name="primary-x" chart:style-name="ch4" chartooo:axis-type="auto">
            <chartooo:date-scale/>
            <chart:categories table:cell-range-address="Feuille2.D34:Feuille2.D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34:Feuille2.B52" chart:label-cell-address="Feuille2.B33:Feuille2.B33" chart:class="chart:bar">
            <chart:data-point chart:repeated="19"/>
          </chart:series>
          <chart:series chart:style-name="ch8" chart:values-cell-range-address="Feuille2.C34:Feuille2.C52" chart:label-cell-address="Feuille2.C33:Feuille2.C33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gruent</text:p>
                <draw:g>
                  <svg:desc>Feuille2.B33:Feuille2.B33</svg:desc>
                </draw:g>
              </table:table-cell>
              <table:table-cell office:value-type="string">
                <text:p>Incongruent</text:p>
                <draw:g>
                  <svg:desc>Feuille2.C33:Feuille2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2</text:p>
                <draw:g>
                  <svg:desc>Feuille2.D34:Feuille2.D52</svg:desc>
                </draw:g>
              </table:table-cell>
              <table:table-cell office:value-type="float" office:value="0">
                <text:p>0</text:p>
                <draw:g>
                  <svg:desc>Feuille2.B34:Feuille2.B52</svg:desc>
                </draw:g>
              </table:table-cell>
              <table:table-cell office:value-type="float" office:value="0">
                <text:p>0</text:p>
                <draw:g>
                  <svg:desc>Feuille2.C34:Feuille2.C52</svg:desc>
                </draw:g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-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-1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-1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-1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-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-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-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-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-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-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-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-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-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bar" chart:style-name="ch1">
        <chart:legend chart:legend-position="end" svg:x="13.456cm" svg:y="3.955cm" style:legend-expansion="high" chart:style-name="ch2"/>
        <chart:plot-area chart:style-name="ch3" table:cell-range-address="Feuille2.C57:Feuille2.D68 Feuille2.B56:Feuille2.B68 Feuille2.C56:Feuille2.C56" chart:data-source-has-labels="both" svg:x="0.32cm" svg:y="0.18cm" svg:width="12.816cm" svg:height="8.646cm">
          <chartooo:coordinate-region svg:x="0.941cm" svg:y="0.379cm" svg:width="12.195cm" svg:height="7.8cm"/>
          <chart:axis chart:dimension="x" chart:name="primary-x" chart:style-name="ch4" chartooo:axis-type="auto">
            <chartooo:date-scale/>
            <chart:categories table:cell-range-address="Feuille2.D57:Feuille2.D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57:Feuille2.B68" chart:label-cell-address="Feuille2.B56:Feuille2.B56" chart:class="chart:bar">
            <chart:data-point chart:repeated="12"/>
          </chart:series>
          <chart:series chart:style-name="ch8" chart:values-cell-range-address="Feuille2.C57:Feuille2.C68" chart:label-cell-address="Feuille2.C56:Feuille2.C56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gruent</text:p>
                <draw:g>
                  <svg:desc>Feuille2.B56:Feuille2.B56</svg:desc>
                </draw:g>
              </table:table-cell>
              <table:table-cell office:value-type="string">
                <text:p>Incongruent</text:p>
                <draw:g>
                  <svg:desc>Feuille2.C56:Feuille2.C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3</text:p>
                <draw:g>
                  <svg:desc>Feuille2.D57:Feuille2.D68</svg:desc>
                </draw:g>
              </table:table-cell>
              <table:table-cell office:value-type="float" office:value="0">
                <text:p>0</text:p>
                <draw:g>
                  <svg:desc>Feuille2.B57:Feuille2.B68</svg:desc>
                </draw:g>
              </table:table-cell>
              <table:table-cell office:value-type="float" office:value="0">
                <text:p>0</text:p>
                <draw:g>
                  <svg:desc>Feuille2.C57:Feuille2.C68</svg:desc>
                </draw:g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-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-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-1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-2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-2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-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-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-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